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e7606" officeooo:paragraph-rsid="000ec3e3" style:font-size-asian="10.5pt" style:font-size-complex="12pt"/>
    </style:style>
    <style:style style:name="T1" style:family="text">
      <style:text-properties fo:font-size="20pt" officeooo:rsid="000ec3e3" fo:background-color="#ffff00" loext:char-shading-value="0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5"/><text:span text:style-name="T1">Assignment 3</text:span></text:p>
      <text:p text:style-name="P1"/>
      <text:p text:style-name="P1">1. Write a C++ program to print the thread_id.</text:p>
      <text:p text:style-name="P1">Ans.</text:p>
      <text:p text:style-name="P1">#include &lt;iostream&gt;</text:p>
      <text:p text:style-name="P1">#include &lt;thread&gt;</text:p>
      <text:p text:style-name="P1">using namespace std;</text:p>
      <text:p text:style-name="P1">int main() </text:p>
      <text:p text:style-name="P1">{</text:p>
      <text:p text:style-name="P1"><text:s text:c="2"/>thread::id thread_id = this_thread::get_id();</text:p>
      <text:p text:style-name="P1"><text:s text:c="2"/>cout &lt;&lt; "Thread ID: " &lt;&lt; thread_id &lt;&lt; endl;</text:p>
      <text:p text:style-name="P1"><text:s text:c="2"/>return 0;</text:p>
      <text:p text:style-name="P1">}</text:p>
      <text:p text:style-name="P1">Output:</text:p>
      <text:p text:style-name="P1">Thread ID: 13995211581625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Write a C++ program to create 2 threads and make the thread to run parallel</text:p>
      <text:p text:style-name="P1">Ans.#include &lt;iostream&gt;</text:p>
      <text:p text:style-name="P1">#include &lt;thread&gt;</text:p>
      <text:p text:style-name="P1"/>
      <text:p text:style-name="P1">// Function to be executed by threads</text:p>
      <text:p text:style-name="P1">void threadFunction(int threadId) {</text:p>
      <text:p text:style-name="P1"><text:s text:c="4"/>std::cout &lt;&lt; "Thread " &lt;&lt; threadId &lt;&lt; " is running." &lt;&lt; std::endl;</text:p>
      <text:p text:style-name="P1">}</text:p>
      <text:p text:style-name="P1"/>
      <text:p text:style-name="P1">int main() {</text:p>
      <text:p text:style-name="P1"><text:s text:c="4"/>// Creating two threads</text:p>
      <text:p text:style-name="P1"><text:s text:c="4"/>std::thread t1(threadFunction, 1);</text:p>
      <text:p text:style-name="P1"><text:s text:c="4"/>std::thread t2(threadFunction, 2);</text:p>
      <text:p text:style-name="P1"/>
      <text:p text:style-name="P1"><text:s text:c="4"/>// Joining threads with the main thread</text:p>
      <text:p text:style-name="P1"><text:s text:c="4"/>t1.join();</text:p>
      <text:p text:style-name="P1"><text:s text:c="4"/>t2.join();</text:p>
      <text:p text:style-name="P1"/>
      <text:p text:style-name="P1"><text:s text:c="4"/>std::cout &lt;&lt; "Threads have completed their execution." &lt;&lt; std::endl;</text:p>
      <text:p text:style-name="P1"/>
      <text:p text:style-name="P1"><text:s text:c="4"/>return 0;</text:p>
      <text:p text:style-name="P1">}</text:p>
      <text:p text:style-name="P1">Output:-</text:p>
      <text:p text:style-name="P1">Thread 1 is running.</text:p>
      <text:p text:style-name="P1">Thread 2 is running.</text:p>
      <text:p text:style-name="P1">Threads have completed their execu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Write a C++ program to illustrate thread and passing the arguments to the function</text:p>
      <text:p text:style-name="P1">Ans.</text:p>
      <text:p text:style-name="P1">#include &lt;iostream&gt;</text:p>
      <text:p text:style-name="P1">#include &lt;thread&gt;</text:p>
      <text:p text:style-name="P1">#include &lt;string&gt;</text:p>
      <text:p text:style-name="P1"/>
      <text:p text:style-name="P1">// Function to be executed by threads</text:p>
      <text:p text:style-name="P1">void printMessage(const std::string&amp; message, int threadId) {</text:p>
      <text:p text:style-name="P1"><text:s text:c="4"/>std::cout &lt;&lt; "Thread " &lt;&lt; threadId &lt;&lt; " says: " &lt;&lt; message &lt;&lt; std::endl;</text:p>
      <text:p text:style-name="P1">}</text:p>
      <text:p text:style-name="P1"/>
      <text:p text:style-name="P1">int main() {</text:p>
      <text:p text:style-name="P1"><text:s text:c="4"/>// Define messages for threads</text:p>
      <text:p text:style-name="P1"><text:s text:c="4"/>std::string message1 = "Hello from Thread 1!";</text:p>
      <text:p text:style-name="P1"><text:s text:c="4"/>std::string message2 = "Hello from Thread 2!";</text:p>
      <text:p text:style-name="P1"/>
      <text:p text:style-name="P1"><text:s text:c="4"/>// Create threads and pass arguments</text:p>
      <text:p text:style-name="P1"><text:s text:c="4"/>std::thread t1(printMessage, message1, 1);</text:p>
      <text:p text:style-name="P1"><text:s text:c="4"/>std::thread t2(printMessage, message2, 2);</text:p>
      <text:p text:style-name="P1"/>
      <text:p text:style-name="P1"><text:s text:c="4"/>// Join threads with the main thread</text:p>
      <text:p text:style-name="P1"><text:s text:c="4"/>t1.join();</text:p>
      <text:p text:style-name="P1"><text:s text:c="4"/>t2.join();</text:p>
      <text:p text:style-name="P1"/>
      <text:p text:style-name="P1"><text:s text:c="4"/>std::cout &lt;&lt; "Threads have completed their execution." &lt;&lt; std::endl;</text:p>
      <text:p text:style-name="P1"/>
      <text:p text:style-name="P1"><text:s text:c="4"/>return 0;</text:p>
      <text:p text:style-name="P1">}</text:p>
      <text:p text:style-name="P1">Output:-Thread 1 says: Hello from Thread 1!</text:p>
      <text:p text:style-name="P1">Thread 2 says: Hello from Thread 2!</text:p>
      <text:p text:style-name="P1">Threads have completed their execu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Write a C++ program to illustrate RACE CONDITION AND MUTEX.</text:p>
      <text:p text:style-name="P1">Ans.#include &lt;iostream&gt;</text:p>
      <text:p text:style-name="P1">#include &lt;thread&gt;</text:p>
      <text:p text:style-name="P1">#include &lt;mutex&gt;</text:p>
      <text:p text:style-name="P1"/>
      <text:p text:style-name="P1">std::mutex mtx; // mutex for critical section</text:p>
      <text:p text:style-name="P1">int counter = 0; // shared resource</text:p>
      <text:p text:style-name="P1"/>
      <text:p text:style-name="P1">void increment() {</text:p>
      <text:p text:style-name="P1"><text:s text:c="2"/>for (int i = 0; i &lt; 10000; i++) {</text:p>
      <text:p text:style-name="P1"><text:s text:c="4"/>mtx.lock(); // acquire mutex</text:p>
      <text:p text:style-name="P1"><text:s text:c="4"/>counter++;</text:p>
      <text:p text:style-name="P1"><text:s text:c="4"/>mtx.unlock(); // release mutex</text:p>
      <text:p text:style-name="P1"><text:s text:c="2"/>}</text:p>
      <text:p text:style-name="P1">}</text:p>
      <text:p text:style-name="P1"/>
      <text:p text:style-name="P1">int main() {</text:p>
      <text:p text:style-name="P1"><text:s text:c="2"/>std::thread t1(increment);</text:p>
      <text:p text:style-name="P1"><text:s text:c="2"/>std::thread t2(increment);</text:p>
      <text:p text:style-name="P1"/>
      <text:p text:style-name="P1"><text:s text:c="2"/>t1.join();</text:p>
      <text:p text:style-name="P1"><text:s text:c="2"/>t2.join();</text:p>
      <text:p text:style-name="P1"/>
      <text:p text:style-name="P1"><text:s text:c="2"/>std::cout &lt;&lt; "Final counter value: " &lt;&lt; counter &lt;&lt; std::endl;</text:p>
      <text:p text:style-name="P1"/>
      <text:p text:style-name="P1"><text:s text:c="2"/>return 0;</text:p>
      <text:p text:style-name="P1">}</text:p>
      <text:p text:style-name="P1">Output:-Final counter value: 2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Write a note on lock_guard and unique_lock.</text:p>
      <text:p text:style-name="P1">Ans.Lock Guard</text:p>
      <text:p text:style-name="P1"/>
      <text:p text:style-name="P1">-&gt; lock_guard is a class in the C++ Standard Library that provides a simple way to manage mutexes.</text:p>
      <text:p text:style-name="P1">-&gt; It is a wrapper around a mutex that automatically locks the mutex when the lock_guard object is created and unlocks it when the object is destroyed.</text:p>
      <text:p text:style-name="P1">-&gt; This ensures that the mutex is always released, even if an exception is thrown.</text:p>
      <text:p text:style-name="P1">-&gt; lock_guard is a convenient and safe way to lock a mutex for a short period of time.</text:p>
      <text:p text:style-name="P1"/>
      <text:p text:style-name="P1">Example:</text:p>
      <text:p text:style-name="P1"/>
      <text:p text:style-name="P1">std::mutex mtx;</text:p>
      <text:p text:style-name="P1">void foo() {</text:p>
      <text:p text:style-name="P1"><text:s text:c="2"/>std::lock_guard&lt;std::mutex&gt; lock(mtx);</text:p>
      <text:p text:style-name="P1"><text:s text:c="2"/>// critical section</text:p>
      <text:p text:style-name="P1">}</text:p>
      <text:p text:style-name="P1"/>
      <text:p text:style-name="P1">Unique Lock</text:p>
      <text:p text:style-name="P1"/>
      <text:p text:style-name="P1">-&gt; unique_lock is a class in the C++ Standard Library that provides a more flexible way to manage mutexes.</text:p>
      <text:p text:style-name="P1">-&gt; It is similar to lock_guard, but it allows for more control over the locking and unlocking of the mutex.</text:p>
      <text:p text:style-name="P1">-&gt; unique_lock can be used to lock a mutex for a longer period of time, and it can also be used to lock multiple mutexes at the same time.</text:p>
      <text:p text:style-name="P1">-&gt; unique_lock is more versatile than lock_guard, but it requires more manual management.</text:p>
      <text:p text:style-name="P1"/>
      <text:p text:style-name="P1">Example:</text:p>
      <text:p text:style-name="P1"/>
      <text:p text:style-name="P1">std::mutex mtx;</text:p>
      <text:p text:style-name="P1">void foo() {</text:p>
      <text:p text:style-name="P1"><text:s text:c="2"/>std::unique_lock&lt;std::mutex&gt; lock(mtx);</text:p>
      <text:p text:style-name="P1"><text:s text:c="2"/>// critical section</text:p>
      <text:p text:style-name="P1"><text:s text:c="2"/>lock.unlock(); // manually unlock the mutex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7:59:28.032112181</meta:creation-date>
    <dc:date>2024-07-08T08:02:02.493106673</dc:date>
    <meta:editing-duration>PT2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06" meta:word-count="540" meta:character-count="3509" meta:non-whitespace-character-count="2891"/>
  </office:meta>
</office:document-meta>
</file>